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fo:font-size="10pt" style:font-size-asian="10pt" style:language-asian="zh" style:country-asian="TW" style:font-size-complex="10pt"/>
    </style:style>
    <style:style style:name="T32" style:family="text">
      <style:text-properties style:text-position="super 58%" fo:font-style="italic" style:font-style-asian="italic" style:font-style-complex="italic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Arial1"/>
    </style:style>
    <style:style style:name="T41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5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5"/>
      <text:p text:style-name="P7">Operating conditions:</text:p>
      <text:list xml:id="list2377473443635955933" text:style-name="L1">
        <text:list-item>
          <text:p text:style-name="P52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1">$facility_13+11eng;</text:span></text:span></text:p>
      <text:p text:style-name="P46"><text:span text:style-name="Знак_20_примечания"><text:span text:style-name="T31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1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6">Ḣ</text:span><text:span text:style-name="T23">o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6">Ḣ</text:span><text:span text:style-name="T32">*</text:span><text:span text:style-name="T23">i</text:span><text:span text:style-name="T29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3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<text:span text:style-name="T40">µ</text:span>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1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5">.</text:span><text:span text:style-name="T30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1"><text:s text:c="2"/>##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1"><text:s text:c="2"/>##1-<text:span text:style-name="T10">dd</text:span> <text:s/></text:p>
            <text:p text:style-name="P18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4:43.33</dc:date>
    <meta:editing-duration>P3DT9H11M21S</meta:editing-duration>
    <meta:editing-cycles>422</meta:editing-cycles>
    <meta:generator>OpenOffice/4.1.6$Win32 OpenOffice.org_project/416m1$Build-9790</meta:generator>
    <meta:document-statistic meta:table-count="3" meta:image-count="1" meta:object-count="0" meta:page-count="1" meta:paragraph-count="137" meta:word-count="254" meta:character-count="1699"/>
  </office:meta>
</office:document-meta>
</file>